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0.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structions encoding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number-columns-repeated="6" table:default-cell-style-name="ce1"/>
        <table:table-column table:style-name="co5" table:number-columns-repeated="4" table:default-cell-style-name="ce1"/>
        <table:table-column table:style-name="co6" table:number-columns-repeated="16" table:default-cell-style-name="ce1"/>
        <table:table-row table:style-name="ro1">
          <table:table-cell/>
          <table:table-cell table:style-name="ce2" office:value-type="string" calcext:value-type="string">
            <text:p>INSTR_LEN</text:p>
          </table:table-cell>
          <table:table-cell table:style-name="ce2" office:value-type="string" calcext:value-type="string" table:number-columns-spanned="16" table:number-rows-spanned="1">
            <text:p>instr_mem[pc][15:0]</text:p>
          </table:table-cell>
          <table:covered-table-cell table:number-columns-repeated="15"/>
          <table:table-cell table:style-name="ce2" office:value-type="string" calcext:value-type="string" table:number-columns-spanned="16" table:number-rows-spanned="1">
            <text:p>instr_mem[pc+1][15:0] (optional, if INSTR_LEN = 2)</text:p>
          </table:table-cell>
          <table:covered-table-cell table:number-columns-repeated="15" table:style-name="ce2"/>
        </table:table-row>
        <table:table-row table:style-name="ro1"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op[3:0]</text:p>
          </table:table-cell>
          <table:covered-table-cell table:number-columns-repeated="3"/>
          <table:table-cell table:number-columns-repeated="28"/>
        </table:table-row>
        <table:table-row table:style-name="ro1">
          <table:table-cell table:style-name="ce2"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JMP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office:value-type="string" calcext:value-type="string" table:number-columns-spanned="4" table:number-rows-spanned="1">
            <text:p>con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/accel_id[3:0]</text:p>
          </table:table-cell>
          <table:covered-table-cell table:number-columns-repeated="3"/>
          <table:table-cell office:value-type="string" calcext:value-type="string" table:number-columns-spanned="16" table:number-rows-spanned="1">
            <text:p>jmp_pc[15:0]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 table:number-columns-spanned="4" table:number-rows-spanned="1">
            <text:p>6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WAC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ccel_id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RAC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ccel_id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8" table:number-rows-spanned="1">
            <text:p>imm[7:0]</text:p>
          </table:table-cell>
          <table:covered-table-cell table:number-columns-repeated="7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 table:number-columns-spanned="4" table:number-rows-spanned="1">
            <text:p>11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8" table:number-rows-spanned="1">
            <text:p>imm[7:0]</text:p>
          </table:table-cell>
          <table:covered-table-cell table:number-columns-repeated="7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 table:number-rows-repeated="1048560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11:10:34.56044328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9:43:34.042854751</meta:creation-date>
    <dc:date>2025-11-05T11:11:10.322059840</dc:date>
    <meta:editing-duration>PT6M13S</meta:editing-duration>
    <meta:editing-cycles>5</meta:editing-cycles>
    <meta:generator>LibreOffice/25.8.2.2$Linux_X86_64 LibreOffice_project/580$Build-2</meta:generator>
    <meta:document-statistic meta:table-count="1" meta:cell-count="118" meta:object-count="0"/>
  </office:meta>
</office:document-meta>
</file>